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70.34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7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8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retour ?</text:p>
          </table:table-cell>
          <table:table-cell office:value-type="string" calcext:value-type="string">
            <text:p>2,5mm²</text:p>
          </table:table-cell>
          <table:table-cell table:formula="of:=(3+3+3)/1.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&amp;O : plafonnier entrée + applique Ouest + aplliques attente Est / Couloir : entrée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table:formula="of:=-1-1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4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0T08:28:29.912112480</dc:date>
    <meta:editing-duration>P1DT10H24M2S</meta:editing-duration>
    <meta:editing-cycles>115</meta:editing-cycles>
    <meta:generator>LibreOffice/5.2.6.2$Linux_X86_64 LibreOffice_project/20m0$Build-2</meta:generator>
    <meta:document-statistic meta:table-count="1" meta:cell-count="627" meta:object-count="0"/>
  </office:meta>
</office:document-meta>
</file>